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1.8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3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string" calcext:value-type="string">
            <text:p>32 + 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string" calcext:value-type="string">
            <text:p>32 + 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string" calcext:value-type="string">
            <text:p>32 + 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from lower number voic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8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8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0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 style:data-style-name="N2" text:time-value="15:29:55.0433767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0-22T15:34:30.867301309</dc:date>
    <meta:editing-duration>P1DT23H47M47S</meta:editing-duration>
    <meta:editing-cycles>199</meta:editing-cycles>
    <meta:generator>LibreOffice/5.2.2.2.0$Linux_X86_64 LibreOffice_project/20m0$Build-2</meta:generator>
    <meta:document-statistic meta:table-count="1" meta:cell-count="3242" meta:object-count="0"/>
  </office:meta>
</office:document-meta>
</file>